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2.956cm" fo:break-before="auto" style:use-optimal-row-height="true"/>
    </style:style>
    <style:style style:name="ro4" style:family="table-row">
      <style:table-row-properties style:row-height="2.125cm" fo:break-before="auto" style:use-optimal-row-height="true"/>
    </style:style>
    <style:style style:name="ro5" style:family="table-row">
      <style:table-row-properties style:row-height="1.296cm" fo:break-before="auto" style:use-optimal-row-height="true"/>
    </style:style>
    <style:style style:name="ro6" style:family="table-row">
      <style:table-row-properties style:row-height="2.542cm" fo:break-before="auto" style:use-optimal-row-height="true"/>
    </style:style>
    <style:style style:name="ro7" style:family="table-row">
      <style:table-row-properties style:row-height="14.598cm" fo:break-before="auto" style:use-optimal-row-height="true"/>
    </style:style>
    <style:style style:name="ro8" style:family="table-row">
      <style:table-row-properties style:row-height="17.482cm" fo:break-before="auto" style:use-optimal-row-height="true"/>
    </style:style>
    <style:style style:name="ro9" style:family="table-row">
      <style:table-row-properties style:row-height="10.4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style:font-name-complex="Lohit Hindi"/>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6">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6"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2">Переводчики:</text:span></text:p>
            <text:p><text:span text:style-name="T2">Екатерина </text:span><text:span text:style-name="T2">Камшилина - </text:span><text:span text:style-name="T2">Немецкий перевод.</text:span></text:p>
            <text:p><text:span text:style-name="T2">Jürgen Rauscher - </text:span><text:span text:style-name="T2">исправление </text:span><text:span text:style-name="T2">Немецкого перевода.</text:span></text:p>
            <text:p><text:span text:style-name="T2"><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text:span text:style-name="T2">Translators:</text:span></text:p>
            <text:p><text:span text:style-name="T2">Ekaterina Kamshilina - </text:span><text:span text:style-name="T2">original German </text:span><text:span text:style-name="T2">translation.</text:span></text:p>
            <text:p><text:span text:style-name="T2">Jürgen Rauscher - </text:span><text:span text:style-name="T2">corrected the original </text:span><text:span text:style-name="T2">German translation.</text:span></text:p>
            <text:p><text:span text:style-name="T2"><text:s/></text:span></text:p>
            <text:p>Web pages:</text:p>
            <text:p>[window='Info/Link1']</text:p>
            <text:p>or</text:p>
            <text:p>[window='Info/Link2']</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6">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5">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0">20.07.2011</text:date>, <text:time>10:14: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20T10:14:09</dc:date>
    <meta:editing-duration>PT6H42M46S</meta:editing-duration>
    <meta:editing-cycles>141</meta:editing-cycles>
    <meta:generator>LibreOffice/3.3$Linux LibreOffice_project/330m19$Build-202</meta:generator>
    <dc:creator>Михаил Капелько</dc:creator>
    <meta:document-statistic meta:table-count="3" meta:cell-count="305" meta:object-count="0"/>
  </office:meta>
</office:document-meta>
</file>